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224138"/>
    </style:style>
    <style:style style:name="P2" style:family="paragraph" style:parent-style-name="List_20_Paragraph" style:list-style-name="L1">
      <style:paragraph-properties fo:text-align="justify" style:justify-single-word="false"/>
      <style:text-properties officeooo:paragraph-rsid="07de44ac"/>
    </style:style>
    <style:style style:name="P3" style:family="paragraph" style:parent-style-name="List_20_Paragraph" style:list-style-name="L1">
      <style:paragraph-properties fo:text-align="justify" style:justify-single-word="false"/>
      <style:text-properties officeooo:paragraph-rsid="07fa0d30"/>
    </style:style>
    <style:style style:name="P4" style:family="paragraph" style:parent-style-name="List_20_Paragraph" style:list-style-name="L1">
      <style:paragraph-properties fo:text-align="justify" style:justify-single-word="false"/>
      <style:text-properties officeooo:paragraph-rsid="07fd0a2c"/>
    </style:style>
    <style:style style:name="P5" style:family="paragraph" style:parent-style-name="List_20_Paragraph" style:list-style-name="L1">
      <style:paragraph-properties fo:text-align="justify" style:justify-single-word="false"/>
      <style:text-properties officeooo:paragraph-rsid="0803cc64"/>
    </style:style>
    <style:style style:name="P6" style:family="paragraph" style:parent-style-name="List_20_Paragraph" style:list-style-name="L1">
      <style:paragraph-properties fo:text-align="justify" style:justify-single-word="false"/>
      <style:text-properties officeooo:paragraph-rsid="081798c1"/>
    </style:style>
    <style:style style:name="P7" style:family="paragraph" style:parent-style-name="List_20_Paragraph" style:list-style-name="L1">
      <style:paragraph-properties fo:text-align="justify" style:justify-single-word="false"/>
      <style:text-properties officeooo:paragraph-rsid="07ef0653"/>
    </style:style>
    <style:style style:name="P8" style:family="paragraph" style:parent-style-name="List_20_Paragraph" style:list-style-name="L1">
      <style:paragraph-properties fo:text-align="justify" style:justify-single-word="false"/>
      <style:text-properties officeooo:paragraph-rsid="0816ab38"/>
    </style:style>
    <style:style style:name="P9" style:family="paragraph" style:parent-style-name="List_20_Paragraph" style:list-style-name="L1">
      <style:paragraph-properties fo:text-align="justify" style:justify-single-word="false"/>
      <style:text-properties officeooo:paragraph-rsid="07f0665b"/>
    </style:style>
    <style:style style:name="P10" style:family="paragraph" style:parent-style-name="List_20_Paragraph" style:list-style-name="L1">
      <style:paragraph-properties fo:text-align="justify" style:justify-single-word="false"/>
      <style:text-properties officeooo:paragraph-rsid="078aea1f"/>
    </style:style>
    <style:style style:name="P11" style:family="paragraph" style:parent-style-name="List_20_Paragraph" style:list-style-name="L1">
      <style:paragraph-properties fo:text-align="justify" style:justify-single-word="false"/>
      <style:text-properties officeooo:paragraph-rsid="07e59a9a"/>
    </style:style>
    <style:style style:name="P12" style:family="paragraph" style:parent-style-name="List_20_Paragraph" style:list-style-name="L1">
      <style:paragraph-properties fo:text-align="justify" style:justify-single-word="false"/>
      <style:text-properties officeooo:paragraph-rsid="07e1e5a2"/>
    </style:style>
    <style:style style:name="P13" style:family="paragraph" style:parent-style-name="List_20_Paragraph" style:list-style-name="L1">
      <style:paragraph-properties fo:text-align="justify" style:justify-single-word="false"/>
      <style:text-properties officeooo:paragraph-rsid="0826db3a"/>
    </style:style>
    <style:style style:name="P14" style:family="paragraph" style:parent-style-name="List_20_Paragraph" style:list-style-name="L1">
      <style:paragraph-properties fo:text-align="justify" style:justify-single-word="false"/>
      <style:text-properties officeooo:paragraph-rsid="08292238"/>
    </style:style>
    <style:style style:name="P15" style:family="paragraph" style:parent-style-name="List_20_Paragraph" style:list-style-name="L1">
      <style:paragraph-properties fo:text-align="justify" style:justify-single-word="false"/>
      <style:text-properties officeooo:paragraph-rsid="082b0b13"/>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bold" officeooo:rsid="081eee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000000" style:text-line-through-style="none" style:text-line-through-type="none" style:font-name="DejaVu Sans"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24" style:family="text">
      <style:text-properties fo:font-variant="normal" fo:text-transform="none" fo:color="#000000" style:text-line-through-style="none" style:text-line-through-type="none" style:font-name="DejaVu Sans" fo:font-size="9pt" style:text-underline-style="none" fo:font-weight="normal" officeooo:rsid="075d29cf"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25" style:family="text">
      <style:text-properties style:font-name="DejaVu Sans" fo:font-size="9pt" style:font-size-asian="9pt" style:font-size-complex="9pt"/>
    </style:style>
    <style:style style:name="T26" style:family="text">
      <style:text-properties style:font-name="DejaVu Sans" fo:font-size="9pt" fo:font-weight="normal" style:font-size-asian="9pt" style:font-weight-asian="normal" style:font-size-complex="9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52375971605205305" text:style-name="L1">
        <text:list-item>
          <text:p text:style-name="P14"><text:span text:style-name="Strong_20_Emphasis"><text:span text:style-name="T12">Data can be classified into three types on the basis of its organization:</text:span></text:span></text:p>
          <text:list>
            <text:list-item>
              <text:p text:style-name="P14"><text:span text:style-name="Strong_20_Emphasis"><text:span text:style-name="T12">structured data: a table has defined columns.</text:span></text:span></text:p>
            </text:list-item>
            <text:list-item>
              <text:p text:style-name="P14"><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14"><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14"><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14"><text:a xlink:type="simple" xlink:href="http://www.datamation.com/big-data/unstructured-data.html" text:style-name="Internet_20_link" text:visited-style-name="Visited_20_Internet_20_Link"><text:span text:style-name="Strong_20_Emphasis">Unstructured data</text:span></text:a><text:span text:style-name="Strong_20_Emphasis"><text:span text:style-name="T1"> is essentially everything else. Unstructured data has internal structure but is not structured via pre-defined data models or schema. It may be textual or non-textual, and human- or machine-generated.</text:span></text:span></text:p>
          <text:p text:style-name="P14"/>
          <text:p text:style-name="P14"><text:span text:style-name="Strong_20_Emphasis"><text:span text:style-name="T21">Typical human-generated unstructured data includes:</text:span></text:span></text:p>
          <text:list>
            <text:list-item>
              <text:p text:style-name="P14"><text:span text:style-name="Strong_20_Emphasis"><text:span text:style-name="T25">Text files: </text:span></text:span><text:span text:style-name="Strong_20_Emphasis"><text:span text:style-name="T26">Word processing, spreadsheets, presentations, email, logs.</text:span></text:span></text:p>
            </text:list-item>
            <text:list-item>
              <text:p text:style-name="P14"><text:span text:style-name="Strong_20_Emphasis"><text:span text:style-name="T25">Email:</text:span></text:span><text:span text:style-name="T25"> Email has some internal structure thanks to its metadata, and we sometimes refer to it as </text:span><text:a xlink:type="simple" xlink:href="http://www.datamation.com/big-data/semi-structured-data.html" text:style-name="Internet_20_link" text:visited-style-name="Visited_20_Internet_20_Link"><text:span text:style-name="T25">semi-structured</text:span></text:a><text:span text:style-name="T25">. However, its message field is unstructured and traditional </text:span><text:a xlink:type="simple" xlink:href="http://www.datamation.com/big-data/big-data-tools.html" text:style-name="Internet_20_link" text:visited-style-name="Visited_20_Internet_20_Link"><text:span text:style-name="T25">analytics tools</text:span></text:a><text:span text:style-name="T25"> cannot parse it.</text:span></text:p>
            </text:list-item>
            <text:list-item>
              <text:p text:style-name="P14"><text:span text:style-name="Strong_20_Emphasis"><text:span text:style-name="T25">Social Media:</text:span></text:span><text:span text:style-name="T25"> Data from Facebook, Twitter, LinkedIn.</text:span></text:p>
            </text:list-item>
            <text:list-item>
              <text:p text:style-name="P14"><text:span text:style-name="Strong_20_Emphasis"><text:span text:style-name="T25">Website:</text:span></text:span><text:span text:style-name="T25"> YouTube, Instagram, photo sharing sites.</text:span></text:p>
            </text:list-item>
            <text:list-item>
              <text:p text:style-name="P14"><text:span text:style-name="Strong_20_Emphasis"><text:span text:style-name="T25">Mobile data:</text:span></text:span><text:span text:style-name="T25"> Text messages, locations.</text:span></text:p>
            </text:list-item>
            <text:list-item>
              <text:p text:style-name="P14"><text:span text:style-name="Strong_20_Emphasis"><text:span text:style-name="T25">Communications:</text:span></text:span><text:span text:style-name="T25"> Chat, IM, phone recordings, collaboration software. </text:span></text:p>
            </text:list-item>
            <text:list-item>
              <text:p text:style-name="P14"><text:span text:style-name="Strong_20_Emphasis"><text:span text:style-name="T25">Media:</text:span></text:span><text:span text:style-name="T25"> MP3, digital photos, audio and video files.</text:span></text:p>
            </text:list-item>
            <text:list-item>
              <text:p text:style-name="P14"><text:span text:style-name="Strong_20_Emphasis"><text:span text:style-name="T25">Business applications:</text:span></text:span><text:span text:style-name="T25"> MS Office documents, productivity applications.</text:span></text:p>
            </text:list-item>
          </text:list>
          <text:p text:style-name="P14"><text:span text:style-name="Strong_20_Emphasis"><text:span text:style-name="T1"/></text:span></text:p>
          <text:p text:style-name="P14"><text:span text:style-name="Strong_20_Emphasis"><text:span text:style-name="T21">Typical machine-generated unstructured data includes:</text:span></text:span></text:p>
          <text:list text:continue-numbering="true">
            <text:list-item>
              <text:p text:style-name="P14"><text:span text:style-name="Strong_20_Emphasis"><text:span text:style-name="T18">Satellite imagery:</text:span></text:span><text:span text:style-name="Strong_20_Emphasis"><text:span text:style-name="T1"> Weather data, land forms, military movements.</text:span></text:span></text:p>
            </text:list-item>
            <text:list-item>
              <text:p text:style-name="P14"><text:span text:style-name="Strong_20_Emphasis"><text:span text:style-name="T25">Scientific data:</text:span></text:span><text:span text:style-name="T25"> Oil and gas exploration, space exploration, seismic imagery, atmospheric data.</text:span></text:p>
            </text:list-item>
            <text:list-item>
              <text:p text:style-name="P14"><text:span text:style-name="Strong_20_Emphasis"><text:span text:style-name="T25">Digital surveillance:</text:span></text:span><text:span text:style-name="T25"> Surveillance photos and video.</text:span></text:p>
            </text:list-item>
            <text:list-item>
              <text:p text:style-name="P14"><text:span text:style-name="Strong_20_Emphasis"><text:span text:style-name="T25">Sensor data:</text:span></text:span><text:span text:style-name="T25"> Traffic, weather, oceanographic sensors.</text:span></text:p>
            </text:list-item>
          </text:list>
        </text:list-item>
        <text:list-item>
          <text:p text:style-name="P14"><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14"><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23">80% of business-relevant information originates in unstructured form, primarily text.</text:span></text:span><text:span text:style-name="Strong_20_Emphasis"><text:span text:style-name="T1"> This may seem like an outlandish percentage.</text:span></text:span></text:p>
        </text:list-item>
        <text:list-item>
          <text:p text:style-name="P14"><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 </text:span></text:span><text:span text:style-name="Strong_20_Emphasis"><text:span text:style-name="T1">For example, an email holds information such as the time sent, subject, and sender (all uniform fields), but the content of the message is not so easily broken down and categorized. While data mining tools might not be equipped to parse information in email messages (however organized it may be), you may have very good reason to collect and categorize data from this source. This illustrates the importance and plausible breadth of unstructured data. So, while email messages may contain information that </text:span></text:span><text:span text:style-name="Emphasis"><text:span text:style-name="T24">does</text:span></text:span><text:span text:style-name="Strong_20_Emphasis"><text:span text:style-name="T1"> have some implied structure, we can label the information as “unstructured” because normal data mining tools aren’t equipped to parse it.</text:span></text:span></text:p>
        </text:list-item>
        <text:list-item>
          <text:p text:style-name="P14"><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14"><text:a xlink:type="simple" xlink:href="http://www.datamation.com/big-data/semi-structured-data.html" text:style-name="Internet_20_link" text:visited-style-name="Visited_20_Internet_20_Link"><text:span text:style-name="Strong_20_Emphasis">Semi-structured data</text:span></text:a><text:span text:style-name="Strong_20_Emphasis"><text:span text:style-name="T1"> maintains internal tags and markings that identify separate data elements, which enables information grouping and hierarchies. Both documents and databases can </text:span></text:span><text:soft-page-break/><text:span text:style-name="Strong_20_Emphasis"><text:span text:style-name="T1">be semi-structured. This type of data only represents about 5-10% of the structured/semi-structured/unstructured data pie, but has critical business usage cases. </text:span></text:span><text:span text:style-name="T25">Examples of Semi-structured Data:</text:span></text:p>
          <text:list>
            <text:list-item>
              <text:p text:style-name="P14"><text:span text:style-name="Strong_20_Emphasis"><text:span text:style-name="T25">Markup language XML</text:span></text:span><text:span text:style-name="T25">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14"><text:span text:style-name="Strong_20_Emphasis"><text:span text:style-name="T25">Open standard JSON (JavaScript Object Notation)</text:span></text:span><text:span text:style-name="T25">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14"><text:span text:style-name="Strong_20_Emphasis"><text:span text:style-name="T25">NoSQL</text:span></text:span><text:span text:style-name="T25">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25">MongoDB</text:span></text:a><text:span text:style-name="T25"> and </text:span><text:a xlink:type="simple" xlink:href="https://www.couchbase.com/" office:target-frame-name="_blank" xlink:show="new" text:style-name="Internet_20_link" text:visited-style-name="Visited_20_Internet_20_Link"><text:span text:style-name="T25">Couchbase</text:span></text:a><text:span text:style-name="T25"> also incorporate semi-structured documents by natively storing them in the JSON format. </text:span></text:p>
            </text:list-item>
          </text:list>
        </text:list-item>
        <text:list-item>
          <text:p text:style-name="P14"><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14"><text:span text:style-name="Strong_20_Emphasis"><text:span text:style-name="T1">Structured data and you want to do complex queries which requires table joins, you don’t know about apriori, use RDBMS like Mysql, Postgresql etc.</text:span></text:span></text:p>
            </text:list-item>
            <text:list-item>
              <text:p text:style-name="P14"><text:span text:style-name="Strong_20_Emphasis"><text:span text:style-name="T1">Structured data and no complex queries, use key-value NoSQL database, such as Redis, Voldemort etc.</text:span></text:span></text:p>
            </text:list-item>
            <text:list-item>
              <text:p text:style-name="P14"><text:span text:style-name="Strong_20_Emphasis"><text:span text:style-name="T1">Semi-structured data, and not too complex queries, use column-oriented database, such as HBase, Cassandra etc, or document oriented databases such as MongoDB or CouchDB.</text:span></text:span></text:p>
            </text:list-item>
            <text:list-item>
              <text:p text:style-name="P14"><text:span text:style-name="Strong_20_Emphasis"><text:span text:style-name="T1">Highly connected data, you can use a graph database such as Neo4J etc.</text:span></text:span></text:p>
            </text:list-item>
            <text:list-item>
              <text:p text:style-name="P14"><text:span text:style-name="Strong_20_Emphasis"><text:span text:style-name="T1">Unstructured text data, and you want to query for words in the document, use Elasticsearch or Solr.</text:span></text:span></text:p>
            </text:list-item>
            <text:list-item>
              <text:p text:style-name="P14"><text:span text:style-name="Strong_20_Emphasis"><text:span text:style-name="T1">If it is a time-series data, and you want to visualize it, you can use InfluxDB or OpenTSDB.</text:span></text:span></text:p>
            </text:list-item>
          </text:list>
        </text:list-item>
        <text:list-item>
          <text:p text:style-name="P14"><text:span text:style-name="Strong_20_Emphasis"><text:span text:style-name="T7">The nature of data on which we need to run the query to derive the information has changed in the time, so we needed different types of databases.</text:span></text:span></text:p>
        </text:list-item>
        <text:list-item>
          <text:p text:style-name="P14"><text:span text:style-name="Strong_20_Emphasis"><text:span text:style-name="T8">There is “no one size fits all kind” of database for structured/semi-structured/unstructured data. The choice of an appropriate database would depend on consistency, availability, and capacity requirements. Also other questions will influence the choices:</text:span></text:span></text:p>
          <text:list>
            <text:list-item>
              <text:p text:style-name="P14"><text:span text:style-name="Strong_20_Emphasis"><text:span text:style-name="T8">Do you want to optimize for reads or writes?</text:span></text:span></text:p>
            </text:list-item>
            <text:list-item>
              <text:p text:style-name="P14"><text:span text:style-name="Strong_20_Emphasis"><text:span text:style-name="T8">What are the set of queries that you want your database to give good performance for?</text:span></text:span></text:p>
            </text:list-item>
            <text:list-item>
              <text:p text:style-name="P14"><text:span text:style-name="Strong_20_Emphasis"><text:span text:style-name="T8">Is scalability a concern?</text:span></text:span></text:p>
            </text:list-item>
            <text:list-item>
              <text:p text:style-name="P14"><text:span text:style-name="Strong_20_Emphasis"><text:span text:style-name="T8">Do you want a schema-less database?</text:span></text:span></text:p>
            </text:list-item>
            <text:list-item>
              <text:p text:style-name="P14"><text:span text:style-name="Strong_20_Emphasis"><text:span text:style-name="T8">Is your un-structured data in a JSON format?</text:span></text:span></text:p>
            </text:list-item>
            <text:list-item>
              <text:p text:style-name="P14"><text:span text:style-name="Strong_20_Emphasis"><text:span text:style-name="T8">Do you want ACID guarantees?</text:span></text:span></text:p>
            </text:list-item>
          </text:list>
        </text:list-item>
        <text:list-item>
          <text:p text:style-name="P15"><text:span text:style-name="Strong_20_Emphasis"><text:span text:style-name="T19">Why use NoSQL </text:span></text:span><text:span text:style-name="Strong_20_Emphasis"><text:span text:style-name="T20">(Not only SQL)</text:span></text:span></text:p>
          <text:list>
            <text:list-item>
              <text:p text:style-name="P15"><text:span text:style-name="Strong_20_Emphasis"><text:span text:style-name="T16">In the case of RDBMS, making a choice is quite easy because all the databases like MySQL, Oracle, MS SQL, PostgreSQL in this category offer almost the same kind of solutions oriented toward ACID properties.</text:span></text:span></text:p>
            </text:list-item>
            <text:list-item>
              <text:p text:style-name="P15"><text:span text:style-name="Strong_20_Emphasis"><text:span text:style-name="T16">When it comes to NoSQL, the decision becomes difficult because every NoSQL database offers different solutions and you have to understand which one is best suited for your app/system requirements. For example,</text:span></text:span></text:p>
              <text:list>
                <text:list-item>
                  <text:p text:style-name="P15"><text:soft-page-break/><text:span text:style-name="Strong_20_Emphasis"><text:span text:style-name="T16">MongoDB is fit for use cases where your system demands a schema-less document store. </text:span></text:span></text:p>
                </text:list-item>
                <text:list-item>
                  <text:p text:style-name="P15"><text:span text:style-name="Strong_20_Emphasis"><text:span text:style-name="T16">HBase might be fit for search engines, analyzing log data, or any place where scanning huge, two-dimensional join-less tables is a requirement.</text:span></text:span></text:p>
                </text:list-item>
                <text:list-item>
                  <text:p text:style-name="P15"><text:span text:style-name="Strong_20_Emphasis"><text:span text:style-name="T16">Redis is built to provide In-Memory search for varieties of data structures like trees, queues, linked lists, etc and can be a good fit for making real-time leaderboards, pub-sub kind of system.</text:span></text:span></text:p>
                </text:list-item>
                <text:list-item>
                  <text:p text:style-name="P15"><text:span text:style-name="Strong_20_Emphasis"><text:span text:style-name="T17">Cassandra offers a solution for problems where one of your requirements is to have a very heavy write system and you want to have a quite responsive reporting system on top of that stored data. Consider the use case of Web analytics where log data is stored for each request and you want to built an analytical platform around it to count hits per hour, by browser, by IP, etc in a real time manner.</text:span></text:span></text:p>
                </text:list-item>
              </text:list>
            </text:list-item>
          </text:list>
        </text:list-item>
        <text:list-item>
          <text:p text:style-name="P15"><text:span text:style-name="Strong_20_Emphasis"><text:span text:style-name="T2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4-24T03:32:24.345817401</dc:date>
    <meta:editing-cycles>2403</meta:editing-cycles>
    <meta:editing-duration>P23DT13H16M50S</meta:editing-duration>
    <meta:generator>LibreOffice/5.1.6.2$Linux_X86_64 LibreOffice_project/10m0$Build-2</meta:generator>
    <meta:document-statistic meta:table-count="0" meta:image-count="0" meta:object-count="0" meta:page-count="3" meta:paragraph-count="51" meta:word-count="1314" meta:character-count="8310" meta:non-whitespace-character-count="70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